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56a0" officeooo:paragraph-rsid="000156a0"/>
    </style:style>
    <style:style style:name="P2" style:family="paragraph" style:parent-style-name="Standard">
      <style:text-properties officeooo:rsid="0002ac93" officeooo:paragraph-rsid="0002ac93"/>
    </style:style>
    <style:style style:name="P3" style:family="paragraph" style:parent-style-name="Standard">
      <style:text-properties officeooo:rsid="0003f19d" officeooo:paragraph-rsid="0003f19d"/>
    </style:style>
    <style:style style:name="T1" style:family="text">
      <style:text-properties officeooo:rsid="0002ac93"/>
    </style:style>
    <style:style style:name="T2" style:family="text">
      <style:text-properties officeooo:rsid="0003f1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GRA 1:</text:p>
      <text:p text:style-name="P1"/>
      <text:p text:style-name="P1"><text:bookmark-start text:name="__DdeLink__117_1168012653"/>PRATO(idPrato[PK], nome, preço, calorias)</text:p>
      <text:p text:style-name="P1"/>
      <text:p text:style-name="P1">TIME(idTime[PK], nome, anofundacao, cidade)</text:p>
      <text:p text:style-name="P1"/>
      <text:p text:style-name="P1">CLIENTE(idCliente[PK], nome, cpf, celular)</text:p>
      <text:p text:style-name="P1"/>
      <text:p text:style-name="P1">ATENDENTE(idAtendente[PK], nome, endereço, dataadmisao)<text:bookmark-end text:name="__DdeLink__117_1168012653"/></text:p>
      <text:p text:style-name="P1"/>
      <text:p text:style-name="P1">REGRA 2:</text:p>
      <text:p text:style-name="P1"/>
      <text:p text:style-name="P1"><text:bookmark-start text:name="__DdeLink__122_1168012653"/>TIME(idTime[PK], nome, anofundacao, cidade)</text:p>
      <text:p text:style-name="P1"><text:s/></text:p>
      <text:p text:style-name="P1">PRATO(idPrato[PK], nome, preço, calorias, idtime)<text:bookmark-start text:name="__DdeLink__119_1168012653"/><text:bookmark-end text:name="__DdeLink__119_1168012653"/></text:p>
      <text:p text:style-name="P1">idTime referencia TIME</text:p>
      <text:p text:style-name="P1"/>
      <text:p text:style-name="P1">CLIENTE(idCliente[PK], nome, cpf, celular,<text:span text:style-name="T2">idI</text:span><text:span text:style-name="T1">ndicacao,</text:span> idtime)</text:p>
      <text:p text:style-name="P1">idTime referencia TIME</text:p>
      <text:p text:style-name="P3"><text:bookmark-start text:name="__DdeLink__125_1168012653"/>idIndicacao referencia CLIENTE<text:bookmark-end text:name="__DdeLink__125_1168012653"/></text:p>
      <text:p text:style-name="P1"/>
      <text:p text:style-name="P1">ATENDENTE(idAtendente[PK], nome, endereço, dataadmisao)<text:bookmark-end text:name="__DdeLink__122_1168012653"/></text:p>
      <text:p text:style-name="P1"/>
      <text:p text:style-name="P1">REGRA 3:</text:p>
      <text:p text:style-name="P1"/>
      <text:p text:style-name="P1">TIME(idTime[PK], nome, anofundacao, cidade)</text:p>
      <text:p text:style-name="P1"><text:s/></text:p>
      <text:p text:style-name="P1">PRATO(idPrato[PK], nome, preço, calorias, idtime)<text:bookmark text:name="__DdeLink__119_11680126531"/></text:p>
      <text:p text:style-name="P1">idTime referencia TIME</text:p>
      <text:p text:style-name="P1"/>
      <text:p text:style-name="P1">CLIENTE(idCliente[PK], nome, cpf, celular, <text:span text:style-name="T2">id|I</text:span><text:span text:style-name="T1">ndicacao,</text:span> idtime)</text:p>
      <text:p text:style-name="P1">idTime referencia TIME</text:p>
      <text:p text:style-name="P3">idIndicacao referencia CLIENTE</text:p>
      <text:p text:style-name="P1"/>
      <text:p text:style-name="P1">ATENDENTE(idAtendente[PK], nome, endereço, dataadmisao<text:span text:style-name="T1">)</text:span></text:p>
      <text:p text:style-name="P2"/>
      <text:p text:style-name="P2">PEDIDO(idPedido[PK], data, hora, idPrato, idAtendente, idCliente)</text:p>
      <text:p text:style-name="P2">idPrato referencia PRATO</text:p>
      <text:p text:style-name="P2"/>
      <text:p text:style-name="P2">idAtendente referencia ATENDENTE</text:p>
      <text:p text:style-name="P2"/>
      <text:p text:style-name="P2">idCliente referencia CLIENTE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7T07:38:01.175875783</meta:creation-date>
    <dc:date>2022-06-27T08:17:35.926968982</dc:date>
    <meta:editing-duration>PT7M54S</meta:editing-duration>
    <meta:editing-cycles>1</meta:editing-cycles>
    <meta:document-statistic meta:table-count="0" meta:image-count="0" meta:object-count="0" meta:page-count="1" meta:paragraph-count="27" meta:word-count="92" meta:character-count="924" meta:non-whitespace-character-count="855"/>
    <meta:generator>LibreOffice/6.4.7.2$Linux_X86_64 LibreOffice_project/40$Build-2</meta:generator>
  </office:meta>
</office:document-meta>
</file>